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5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60216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DC 65c2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WDC 65c2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PDIP-4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Chris Cureau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16"/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 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0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3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4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5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5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A7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0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3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4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5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6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B7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CB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20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CB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0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table:number-columns-repeated="2"/>
          <table:table-cell table:style-name="ce4" office:value-type="string" calcext:value-type="string">
            <text:p>Vpp</text:p>
          </table:table-cell>
          <table:table-cell table:style-name="ce16"/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/_IRQ/_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/\_W\_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/_CS2/_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CS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PHI2 IN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7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6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5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4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3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0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/_RES/_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4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S3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S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2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S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S0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CA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CA1</text:p>
          </table:table-cell>
          <table:table-cell table:style-name="ce13" table:number-columns-repeated="249"/>
        </table:table-row>
        <table:table-row table:style-name="ro3" table:number-rows-repeated="12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39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23:06:19.3109581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6-04-10T19:33:07</meta:creation-date>
    <dc:date>2016-02-16T17:15:57.518051078</dc:date>
    <dc:language>de-DE</dc:language>
    <meta:editing-cycles>10</meta:editing-cycles>
    <meta:editing-duration>PT18H40M14S</meta:editing-duration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